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e096" officeooo:paragraph-rsid="001ee096"/>
    </style:style>
    <style:style style:name="P2" style:family="paragraph" style:parent-style-name="Standard" style:list-style-name="L1">
      <style:text-properties officeooo:rsid="001ee096" officeooo:paragraph-rsid="001ee096"/>
    </style:style>
    <style:style style:name="P3" style:family="paragraph" style:parent-style-name="Standard" style:list-style-name="L1">
      <style:text-properties fo:font-weight="normal" officeooo:rsid="001ee096" officeooo:paragraph-rsid="001ee096" style:font-weight-asian="normal" style:font-weight-complex="normal"/>
    </style:style>
    <style:style style:name="P4" style:family="paragraph" style:parent-style-name="Standard" style:list-style-name="L1">
      <style:text-properties fo:font-weight="normal" officeooo:rsid="002089b7" officeooo:paragraph-rsid="002089b7" style:font-weight-asian="normal" style:font-weight-complex="normal"/>
    </style:style>
    <style:style style:name="P5" style:family="paragraph" style:parent-style-name="Standard" style:list-style-name="L1">
      <style:text-properties fo:font-weight="normal" officeooo:rsid="00209e6f" officeooo:paragraph-rsid="00209e6f" style:font-weight-asian="normal" style:font-weight-complex="normal"/>
    </style:style>
    <style:style style:name="P6" style:family="paragraph" style:parent-style-name="Standard" style:list-style-name="L1">
      <style:text-properties fo:font-weight="normal" officeooo:rsid="00244754" officeooo:paragraph-rsid="00244754" style:font-weight-asian="normal" style:font-weight-complex="normal"/>
    </style:style>
    <style:style style:name="P7" style:family="paragraph" style:parent-style-name="Standard" style:list-style-name="L1">
      <style:text-properties fo:font-weight="normal" officeooo:rsid="0024ad33" officeooo:paragraph-rsid="0024ad33" style:font-weight-asian="normal" style:font-weight-complex="normal"/>
    </style:style>
    <style:style style:name="P8" style:family="paragraph" style:parent-style-name="Standard" style:list-style-name="L1">
      <style:text-properties officeooo:rsid="002089b7" officeooo:paragraph-rsid="002089b7"/>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TML / CSS / JS / PHP class</text:p>
      <text:p text:style-name="P1"/>
      <text:p text:style-name="P1">Plan to explain this in either ENGLISH OR SPANISH!!</text:p>
      <text:p text:style-name="P1"/>
      <text:p text:style-name="P1"/>
      <text:p text:style-name="P1"/>
      <text:p text:style-name="P1"/>
      <text:p text:style-name="P1">This class is intended to show you how easy it can be to develop a web page with a database and server-side code running in the background, as well as demonstrate free utilities that you can use for this. </text:p>
      <text:p text:style-name="P1"/>
      <text:p text:style-name="P1"/>
      <text:p text:style-name="P1"/>
      <text:p text:style-name="P1">Ideas - </text:p>
      <text:list xml:id="list3714945071" text:style-name="L1">
        <text:list-item>
          <text:p text:style-name="P2">Walk them thru setting up a free website on FreeHostia.com</text:p>
          <text:list>
            <text:list-item>
              <text:p text:style-name="P2">This is useful because it provides a publicly accessible, <text:span text:style-name="T1">FUNCTIONING</text:span><text:span text:style-name="T2"> environment – no worries trying to troubleshoot if you have installed Apache / PHP correctly or set up your firewall or file permissions, etc. Those are things you may get distracted with some other time, and in the interest of this class, it’s easier to use this publicly available resource, which I use for my own personal websites!</text:span></text:p>
            </text:list-item>
          </text:list>
        </text:list-item>
        <text:list-item>
          <text:p text:style-name="P3">Example using SQLite database</text:p>
          <text:list>
            <text:list-item>
              <text:p text:style-name="P3">Show how to connect to sqlite db in php</text:p>
            </text:list-item>
            <text:list-item>
              <text:p text:style-name="P3">Show how to add the extension for sqlite in php in freehostia</text:p>
            </text:list-item>
            <text:list-item>
              <text:p text:style-name="P3">Show code for inserting, updating, deleting records from sqlite db</text:p>
            </text:list-item>
            <text:list-item>
              <text:p text:style-name="P3">Show admin console for sqlite</text:p>
            </text:list-item>
            <text:list-item>
              <text:p text:style-name="P3">Description of why we are using SQLite, what it is</text:p>
              <text:list>
                <text:list-item>
                  <text:p text:style-name="P3">SQLite ‘sequel-ite’ is a free database management application that can be used on any system, any computer, even your cell phone. It uses very few system resources, and is very efficient, and can be used for small applications or very large ones. </text:p>
                </text:list-item>
                <text:list-item>
                  <text:p text:style-name="P3">This is the type of database your web browser uses to store your settings, your bookmarks, etc.</text:p>
                </text:list-item>
                <text:list-item>
                  <text:p text:style-name="P3">This is also the type of database your email application on your phone uses to store and sort your Mail</text:p>
                </text:list-item>
                <text:list-item>
                  <text:p text:style-name="P3">This is important, especially as it is free, as other popular SQL ‘sequel’ database applications, such as Microsoft’s SQL Server, cost a LOT of money, and require an entire seperate server to be setup to host the database. SQLite uses a single file, allowing you to store it alongside your website without requiring a seperate server to host the database. </text:p>
                  <text:list>
                    <text:list-item>
                      <text:p text:style-name="P3">This makes it easy for you to practice working with a website easily without as much effort setting things up.</text:p>
                    </text:list-item>
                    <text:list-item>
                      <text:p text:style-name="P3">Other larger solutions like SQL Server do have a time when they are useful, for example when you need to provide access to a database to multiple additional machines or servers, and manage user accounts and permissions.</text:p>
                    </text:list-item>
                    <text:list-item>
                      <text:p text:style-name="P3">Embedded file databases like SQLite are useful when they are used by a single application or a set of applications on one machine. </text:p>
                    </text:list-item>
                  </text:list>
                </text:list-item>
              </text:list>
            </text:list-item>
          </text:list>
        </text:list-item>
        <text:list-item>
          <text:p text:style-name="P4">Using visual studio code as code editor</text:p>
        </text:list-item>
        <text:list-item>
          <text:p text:style-name="P8"><text:span text:style-name="T2">Section explaining how to use comments in HTML, PHP, briefly show examples for javascript and CSS. Stress the keyword comment and that if they forget, they just need to know how to </text:span><text:soft-page-break/><text:span text:style-name="T2">search google for ‘how to comment in ‘ html, css, javascript, etc. Common software development feature</text:span></text:p>
        </text:list-item>
        <text:list-item>
          <text:p text:style-name="P4">Potentially section on using Github to sync changes? Later course material potentially?</text:p>
        </text:list-item>
        <text:list-item>
          <text:p text:style-name="P8"><text:span text:style-name="T2">This class does not need to teach you </text:span><text:span text:style-name="T1">everything</text:span><text:span text:style-name="T2">, or even </text:span><text:span text:style-name="T1">most</text:span><text:span text:style-name="T2"> things about HTML, javascript, php, databases, etc. The goal of this course at first is to get you started with a functioning platform and understanding of these technologies, so that you can then experiment. </text:span></text:p>
          <text:list>
            <text:list-item>
              <text:p text:style-name="P8"><text:span text:style-name="T2">Most software developers spend a lot of time searching google, or </text:span><text:span text:style-name="T1">Stack Overflow</text:span><text:span text:style-name="T2">, for how to do something in PHP or HTML or other languages, the first time.</text:span></text:p>
            </text:list-item>
          </text:list>
        </text:list-item>
        <text:list-item>
          <text:p text:style-name="P4">Lesson on using SQL queries</text:p>
        </text:list-item>
        <text:list-item>
          <text:p text:style-name="P5">Lesson on registering a domain name</text:p>
        </text:list-item>
        <text:list-item>
          <text:p text:style-name="P5">Free Custom Domain email hosting on Yandex.Mail</text:p>
        </text:list-item>
        <text:list-item>
          <text:p text:style-name="P6">Introduce idea of segmenting larger files of code into smaller modules and how includes work in various languages (javascript, css, php. </text:p>
          <text:list>
            <text:list-item>
              <text:p text:style-name="P6">This lets you remove ‘supporting’ code that you know you won’t need to troubleshoot, as well, to make it easier to review other more important code later on.</text:p>
            </text:list-item>
            <text:list-item>
              <text:p text:style-name="P6">For example, if you have known working code, you can seperate it into a file and know that your changes likely won’t break that code</text:p>
            </text:list-item>
            <text:list-item>
              <text:p text:style-name="P6">This also makes it easier to re-use code between web pages.</text:p>
            </text:list-item>
          </text:list>
        </text:list-item>
        <text:list-item>
          <text:p text:style-name="P7">Cover how in PHP and some other languages such as javascript, html, css, you can execute multiple statements per line. </text:p>
          <text:list>
            <text:list-item>
              <text:p text:style-name="P7">So theoretically if you wanted to, you could save space and move code you don’t want to have to look at / scroll past by condensing it onto one line after you’re done with it, though this will be less readable afterwards</text:p>
            </text:list-item>
            <text:list-item>
              <text:p text:style-name="P7">Various IDE’s / editors also provide code folding / collapsing</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06T02:37:34.008905514</meta:creation-date>
    <dc:date>2022-11-06T06:44:52.139544424</dc:date>
    <meta:editing-duration>PT15M10S</meta:editing-duration>
    <meta:editing-cycles>3</meta:editing-cycles>
    <meta:generator>LibreOffice/6.4.7.2$Linux_X86_64 LibreOffice_project/40$Build-2</meta:generator>
    <meta:document-statistic meta:table-count="0" meta:image-count="0" meta:object-count="0" meta:page-count="2" meta:paragraph-count="34" meta:word-count="750" meta:character-count="4150" meta:non-whitespace-character-count="3455"/>
  </office:meta>
</office:document-meta>
</file>